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family-generic="system" style:font-pitch="variable"/>
    <style:font-face style:name="Source Sans Pro Semibold" svg:font-family="'Source Sans Pro Semibold'" style:font-family-generic="roman" style:font-pitch="variable"/>
  </office:font-face-decls>
  <office:automatic-styles>
    <style:style style:name="P1" style:family="paragraph" style:parent-style-name="Standard">
      <style:text-properties style:font-name="Liberation Sans1" officeooo:rsid="0013b9a4" officeooo:paragraph-rsid="00159da8"/>
    </style:style>
    <style:style style:name="P2" style:family="paragraph" style:parent-style-name="Standard">
      <style:text-properties style:font-name="Liberation Sans1" officeooo:rsid="00159da8" officeooo:paragraph-rsid="00159da8"/>
    </style:style>
    <style:style style:name="P3" style:family="paragraph" style:parent-style-name="Standard">
      <style:text-properties style:font-name="Liberation Sans1" officeooo:rsid="0016d0fc" officeooo:paragraph-rsid="0016d0fc"/>
    </style:style>
    <style:style style:name="P4" style:family="paragraph" style:parent-style-name="Standard">
      <style:text-properties style:font-name="Liberation Sans1" officeooo:rsid="001a3ffe" officeooo:paragraph-rsid="001a3ffe"/>
    </style:style>
    <style:style style:name="P5" style:family="paragraph" style:parent-style-name="Text_20_body">
      <style:text-properties style:font-name="Liberation Sans1" officeooo:rsid="00232bf5" officeooo:paragraph-rsid="00232bf5"/>
    </style:style>
    <style:style style:name="P6" style:family="paragraph" style:parent-style-name="Standard">
      <style:paragraph-properties fo:break-before="page"/>
      <style:text-properties style:font-name="Liberation Sans1" fo:font-style="normal" officeooo:rsid="00232bf5" officeooo:paragraph-rsid="00232bf5" style:font-style-asian="normal" style:font-style-complex="normal"/>
    </style:style>
    <style:style style:name="P7" style:family="paragraph" style:parent-style-name="Standard">
      <style:text-properties style:font-name="Liberation Sans1" fo:font-style="normal" officeooo:rsid="00232bf5" officeooo:paragraph-rsid="00232bf5" style:font-style-asian="normal" style:font-style-complex="normal"/>
    </style:style>
    <style:style style:name="P8" style:family="paragraph" style:parent-style-name="Standard">
      <style:text-properties style:font-name="Liberation Sans1" officeooo:rsid="0021753d" officeooo:paragraph-rsid="0021753d"/>
    </style:style>
    <style:style style:name="P9" style:family="paragraph" style:parent-style-name="Standard">
      <style:text-properties style:font-name="Liberation Sans1" officeooo:rsid="0016d0fc" officeooo:paragraph-rsid="0016d0fc"/>
    </style:style>
    <style:style style:name="P10" style:family="paragraph" style:parent-style-name="Standard">
      <style:text-properties style:font-name="Liberation Sans1" officeooo:rsid="0029db49" officeooo:paragraph-rsid="0029db49"/>
    </style:style>
    <style:style style:name="T1" style:family="text">
      <style:text-properties officeooo:rsid="0013fe82"/>
    </style:style>
    <style:style style:name="T2" style:family="text">
      <style:text-properties officeooo:rsid="00159da8"/>
    </style:style>
    <style:style style:name="T3" style:family="text">
      <style:text-properties officeooo:rsid="0018631d"/>
    </style:style>
    <style:style style:name="T4" style:family="text">
      <style:text-properties officeooo:rsid="001a3ffe"/>
    </style:style>
    <style:style style:name="T5" style:family="text">
      <style:text-properties officeooo:rsid="001bbedf"/>
    </style:style>
    <style:style style:name="T6" style:family="text">
      <style:text-properties officeooo:rsid="001e35fd"/>
    </style:style>
    <style:style style:name="T7" style:family="text">
      <style:text-properties officeooo:rsid="001fb00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32bf5" style:font-style-asian="normal" style:font-style-complex="normal"/>
    </style:style>
    <style:style style:name="T11" style:family="text">
      <style:text-properties fo:font-style="normal" officeooo:rsid="00248131" style:font-style-asian="normal" style:font-style-complex="normal"/>
    </style:style>
    <style:style style:name="T12" style:family="text">
      <style:text-properties fo:font-style="normal" officeooo:rsid="002656a9" style:font-style-asian="normal" style:font-style-complex="normal"/>
    </style:style>
    <style:style style:name="T13" style:family="text">
      <style:text-properties fo:font-style="normal" officeooo:rsid="0026c482" style:font-style-asian="normal" style:font-style-complex="normal"/>
    </style:style>
    <style:style style:name="T14" style:family="text">
      <style:text-properties officeooo:rsid="00239a70"/>
    </style:style>
    <style:style style:name="T15" style:family="text">
      <style:text-properties officeooo:rsid="00243fc9"/>
    </style:style>
    <style:style style:name="T16" style:family="text">
      <style:text-properties officeooo:rsid="002a00af"/>
    </style:style>
    <style:style style:name="T17" style:family="text">
      <style:text-properties officeooo:rsid="002b31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Morning/Afternoon Mrs Luxford and Class. Today I am presenting my analysis of the issue of methamphetamine abuse through the see judge act framework. This framework is a way to look at ethical issues objectively and to create solutions to these problems in society. Using this framework we will start with part 1: See. The first step in the process is to identify the issue in question.</text:p>
      <text:p text:style-name="P1"/>
      <text:p text:style-name="P1"><text:span text:style-name="T1">The issue of methamphetamine is in the effects of taking the drug. It is a central nervous system stimulant giving people a high when they take it. This high can quickly become addictive causing repeated use. It also makes </text:span><text:span text:style-name="T2">people violent and/or non-functional members of society </text:span><text:span text:style-name="T15">(NIDA, 2021)</text:span><text:span text:style-name="T2">.</text:span></text:p>
      <text:p text:style-name="P1"/>
      <text:p text:style-name="P2">Drug use in Innisfail is very prevalent. Using population and crime statistics I found that in the past year 1.3% of Cassowary Coast residents have been charged with drug offences compared with 0.8% in Brisbane not including repeat offenders.</text:p>
      <text:p text:style-name="P3"/>
      <text:p text:style-name="P3">What makes methamphetamine so destructive in communities? Methamphetamine's effects on human behaviour can sometimes only affect the user of the drug. If this was always the case <text:span text:style-name="T3">criminalisation drugs would be much less important. In the vast majority of drug use cases the use of drugs has a direct impact on other people. These impacts include violence, dysfunction in society </text:span><text:span text:style-name="T4">and</text:span><text:span text:style-name="T3"> becoming homeless.</text:span></text:p>
      <text:p text:style-name="P3"/>
      <text:p text:style-name="P10">The reasons people start taking meth varies from p<text:span text:style-name="T16">erson to person. Some of these reasons </text:span><text:span text:style-name="T17">include curiosity, boredom, to cope with mental health problems including depression and anxiety and peer pressure from friends.</text:span></text:p>
      <text:p text:style-name="P3"/>
      <text:p text:style-name="P4">One of the broader impacts on society that drug use has is the increased burden on the welfare system. People who use drugs are typically poorer and have more health issues. This means that they require more money from the government <text:span text:style-name="T5">and uses taxpayer money for something that could have been avoided if people didn’t take methamphetamine in the first place. </text:span><text:span text:style-name="T6">Another effect on society that drug abuse has is the increased homeless population. </text:span><text:span text:style-name="T7">T</text:span><text:span text:style-name="T6">h</text:span><text:span text:style-name="T7">is</text:span><text:span text:style-name="T6"> not only affect</text:span><text:span text:style-name="T7">s</text:span><text:span text:style-name="T6"> the people who are homeless but the people in the community who have live in those communities with them.</text:span></text:p>
      <text:p text:style-name="P4"/>
      <text:p text:style-name="P8">The Bible says quite a lot about substance abuse and addiction. Corinthians 10:13 says <text:span text:style-name="T8">No temptation has overtaken you except what is common to mankind. And God is faithful; he will not let you be tempted beyond what you can bear. But when you are tempted, he will also provide a way out so that you can endure it</text:span><text:span text:style-name="T10"> (Bible Gateway, 2022)</text:span><text:span text:style-name="T9">. This means that people who are tempted by things such as methamphetamine God will try to help you fix your addiction by “providing a way out”. </text:span><text:span text:style-name="T11">The modern Catholic Church </text:span><text:span text:style-name="T12">echos a similar sentiment. </text:span><text:span text:style-name="T13">In a report by Cardinal Javier Lozano Barragan published in 2001 he outlines the three actions that should capable of dealing with the problem of drugs: prevention, care and suppression.</text:span></text:p>
      <text:p text:style-name="P6">Reference List</text:p>
      <text:p text:style-name="P7"/>
      <text:p text:style-name="P5"><text:span text:style-name="Emphasis">1 Corinthisans 10 NIV</text:span><text:span text:style-name="T9"> (2022). BIble Gateway. https://www.biblegateway.com/passage/?search=1%20Corinthians%2010&amp;version=NIV </text:span></text:p>
      <text:p text:style-name="P7"/>
      <text:p text:style-name="P5">NIDA. <text:span text:style-name="T14">(</text:span>2021<text:span text:style-name="T14">)</text:span>. What are the immediate (short-term) effects of methamphetamine misuse?. <text:s/>https://nida.nih.gov/publications/research-reports/methamphetamine/what-are-immediate-short-term-effects-methamphetamine-misus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family-generic="system" style:font-pitch="variable"/>
    <style:font-face style:name="Source Sans Pro Semibold" svg:font-family="'Source Sans Pro Semi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AU"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Default_20_Drawing_20_Style" style:display-name="Default Drawing Style" style:family="paragraph">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fo:text-align="center" style:justify-single-word="false"/>
      <style:text-properties fo:color="#1abc9c"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Liberation Sans2" style:font-family-asian="'Liberation Sans'"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idnightblue_7e_LT_7e_Gliederung_20_1" style:display-name="Midnightblue~LT~Gliederung 1" style:family="paragraph">
      <style:paragraph-properties fo:margin-top="0in" fo:margin-bottom="0.1465in"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Liberation Sans2" style:font-family-asian="'Liberation Sans'" style:font-family-generic-asian="system" style:font-pitch-asian="variable" style:font-size-asian="24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paragraph-properties fo:margin-top="0in" fo:margin-bottom="0.118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idnightblue_7e_LT_7e_Gliederung_20_3" style:display-name="Midnightblue~LT~Gliederung 3" style:family="paragraph" style:parent-style-name="Midnightblue_7e_LT_7e_Gliederung_20_2">
      <style:paragraph-properties fo:margin-top="0in" fo:margin-bottom="0.0882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4" style:display-name="Midnightblue~LT~Gliederung 4" style:family="paragraph" style:parent-style-name="Midnightblue_7e_LT_7e_Gliederung_20_3">
      <style:paragraph-properties fo:margin-top="0in" fo:margin-bottom="0.059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5" style:display-name="Midnightblue~LT~Gliederung 5" style:family="paragraph" style:parent-style-name="Midnightblue_7e_LT_7e_Gliederung_20_4">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6" style:display-name="Midnightblue~LT~Gliederung 6" style:family="paragraph" style:parent-style-name="Midnightblue_7e_LT_7e_Gliederung_20_5">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7" style:display-name="Midnightblue~LT~Gliederung 7" style:family="paragraph" style:parent-style-name="Midnightblue_7e_LT_7e_Gliederung_20_6">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8" style:display-name="Midnightblue~LT~Gliederung 8" style:family="paragraph" style:parent-style-name="Midnightblue_7e_LT_7e_Gliederung_20_7">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9" style:display-name="Midnightblue~LT~Gliederung 9" style:family="paragraph" style:parent-style-name="Midnightblue_7e_LT_7e_Gliederung_20_8">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Titel" style:display-name="Midnightblue~LT~Titel" style:family="paragraph">
      <style:paragraph-properties fo:text-align="start"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Untertitel" style:display-name="Midnightblue~LT~Untertitel" style:family="paragraph">
      <style:paragraph-properties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Notizen" style:display-name="Midnightblu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Hintergrundobjekte" style:display-name="Midnightblue~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_7e_LT_7e_Hintergrund" style:display-name="Midnightblue~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name-asian="Liberation Sans2" style:font-family-asian="'Liberation Sans'"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Backgro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1" style:display-name="Outline 1" style:family="paragraph">
      <style:paragraph-properties fo:margin-top="0in" fo:margin-bottom="0.1465in"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Liberation Sans2" style:font-family-asian="'Liberation Sans'" style:font-family-generic-asian="system" style:font-pitch-asian="variable" style:font-size-asian="24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2" style:display-name="Outline 2" style:family="paragraph" style:parent-style-name="Outline_20_1">
      <style:paragraph-properties fo:margin-top="0in" fo:margin-bottom="0.118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in" fo:margin-bottom="0.0882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in" fo:margin-bottom="0.059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paragraph-properties fo:margin-top="0in" fo:margin-bottom="0.090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Liberation Sans2" style:font-family-asian="'Liberation Sans'" style:font-family-generic-asian="system" style:font-pitch-asian="variable" style:font-size-asian="15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3" style:display-name="Midnightblue1~LT~Gliederung 3" style:family="paragraph" style:parent-style-name="Midnightblue1_7e_LT_7e_Gliederung_20_2">
      <style:paragraph-properties fo:margin-top="0in" fo:margin-bottom="0.0882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4" style:display-name="Midnightblue1~LT~Gliederung 4" style:family="paragraph" style:parent-style-name="Midnightblue1_7e_LT_7e_Gliederung_20_3">
      <style:paragraph-properties fo:margin-top="0in" fo:margin-bottom="0.059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5" style:display-name="Midnightblue1~LT~Gliederung 5" style:family="paragraph" style:parent-style-name="Midnightblue1_7e_LT_7e_Gliederung_20_4">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6" style:display-name="Midnightblue1~LT~Gliederung 6" style:family="paragraph" style:parent-style-name="Midnightblue1_7e_LT_7e_Gliederung_20_5">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7" style:display-name="Midnightblue1~LT~Gliederung 7" style:family="paragraph" style:parent-style-name="Midnightblue1_7e_LT_7e_Gliederung_20_6">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8" style:display-name="Midnightblue1~LT~Gliederung 8" style:family="paragraph" style:parent-style-name="Midnightblue1_7e_LT_7e_Gliederung_20_7">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9" style:display-name="Midnightblue1~LT~Gliederung 9" style:family="paragraph" style:parent-style-name="Midnightblue1_7e_LT_7e_Gliederung_20_8">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Titel" style:display-name="Midnightblue1~LT~Titel" style:family="paragraph">
      <style:paragraph-properties fo:line-height="150%" fo:text-align="center"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Untertitel" style:display-name="Midnightblue1~LT~Untertitel" style:family="paragraph">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Liberation Sans2" style:font-family-asian="'Liberation Sans'"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Notizen" style:display-name="Midnightblue1~LT~Notizen" style:family="paragraph">
      <style:paragraph-properties fo:margin-left="0.2362in" fo:margin-right="0in" fo:text-indent="-0.2362in" style:auto-text-indent="false"/>
      <style:text-properties fo:color="#2c3e50"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Hintergrundobjekte" style:display-name="Midnightblue1~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1_7e_LT_7e_Hintergrund" style:display-name="Midnightblue1~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Midnightblue2_7e_LT_7e_Gliederung_20_1" style:display-name="Midnightblue2~LT~Gliederung 1" style:family="paragraph">
      <style:paragraph-properties fo:margin-top="0in" fo:margin-bottom="0.090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Liberation Sans2" style:font-family-asian="'Liberation Sans'" style:font-family-generic-asian="system" style:font-pitch-asian="variable" style:font-size-asian="15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3" style:display-name="Midnightblue2~LT~Gliederung 3" style:family="paragraph" style:parent-style-name="Midnightblue2_7e_LT_7e_Gliederung_20_2">
      <style:paragraph-properties fo:margin-top="0in" fo:margin-bottom="0.0882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4" style:display-name="Midnightblue2~LT~Gliederung 4" style:family="paragraph" style:parent-style-name="Midnightblue2_7e_LT_7e_Gliederung_20_3">
      <style:paragraph-properties fo:margin-top="0in" fo:margin-bottom="0.059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5" style:display-name="Midnightblue2~LT~Gliederung 5" style:family="paragraph" style:parent-style-name="Midnightblue2_7e_LT_7e_Gliederung_20_4">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6" style:display-name="Midnightblue2~LT~Gliederung 6" style:family="paragraph" style:parent-style-name="Midnightblue2_7e_LT_7e_Gliederung_20_5">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7" style:display-name="Midnightblue2~LT~Gliederung 7" style:family="paragraph" style:parent-style-name="Midnightblue2_7e_LT_7e_Gliederung_20_6">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8" style:display-name="Midnightblue2~LT~Gliederung 8" style:family="paragraph" style:parent-style-name="Midnightblue2_7e_LT_7e_Gliederung_20_7">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9" style:display-name="Midnightblue2~LT~Gliederung 9" style:family="paragraph" style:parent-style-name="Midnightblue2_7e_LT_7e_Gliederung_20_8">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Titel" style:display-name="Midnightblue2~LT~Titel" style:family="paragraph">
      <style:paragraph-properties style:line-height-at-least="0.139in" fo:text-align="center" style:justify-single-word="false"/>
      <style:text-properties fo:color="#2c3e50"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Untertitel" style:display-name="Midnightblue2~LT~Untertitel" style:family="paragraph">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Liberation Sans2" style:font-family-asian="'Liberation Sans'"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Notizen" style:display-name="Midnightblue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Hintergrundobjekte" style:display-name="Midnightblue2~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2_7e_LT_7e_Hintergrund" style:display-name="Midnightblue2~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0:07:23.178233154</meta:creation-date>
    <dc:date>2022-11-03T12:29:30.784841094</dc:date>
    <meta:editing-duration>PT2H28M59S</meta:editing-duration>
    <meta:editing-cycles>24</meta:editing-cycles>
    <meta:generator>LibreOffice/7.3.6.2$Linux_X86_64 LibreOffice_project/30$Build-2</meta:generator>
    <meta:document-statistic meta:table-count="0" meta:image-count="0" meta:object-count="0" meta:page-count="2" meta:paragraph-count="10" meta:word-count="495" meta:character-count="3184" meta:non-whitespace-character-count="2697"/>
  </office:meta>
</office:document-meta>
</file>